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75cm" fo:min-width="12.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3cm" fo:min-width="1.8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.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95cm" fo:min-width="4.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95cm" fo:min-width="4.2cm"/>
    </style:style>
    <style:style style:name="gr8" style:family="graphic" style:parent-style-name="standard">
      <style:graphic-properties draw:marker-end="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1cm" fo:min-width="1.4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75cm" fo:min-width="4.4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85cm" fo:min-width="2.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2.6cm" svg:height="3cm" svg:x="1.1cm" svg:y="1cm">
          <text:p text:style-name="P1">Array x=[ n1, n2, n3 , ………],</text:p>
          <text:p text:style-name="P1">I=0</text:p>
          <text:p text:style-name="P1">Max</text:p>
          <text:p text:style-name="P1">x.length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6cm" svg:height="5.1cm" svg:x="4.8cm" svg:y="9.7cm">
          <text:p text:style-name="P1">If xi&gt;xi+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7.2cm" svg:y1="4.1cm" svg:x2="7.1cm" svg:y2="9.9cm">
          <text:p/>
        </draw:line>
        <draw:connector draw:style-name="gr4" draw:text-style-name="P1" draw:layer="layout" svg:x1="9.4cm" svg:y1="12.25cm" svg:x2="10.2cm" svg:y2="17.5cm" draw:start-shape="id1" draw:start-glue-point="7" draw:end-shape="id2" draw:end-glue-point="3" svg:d="M9400 12250h502v3101h-203v2149h501" svg:viewBox="0 0 801 5251">
          <text:p/>
        </draw:connector>
        <draw:custom-shape draw:style-name="gr5" draw:text-style-name="P2" draw:layer="layout" svg:width="2cm" svg:height="1.8cm" svg:x="9.2cm" svg:y="10.2cm">
          <text:p text:style-name="P1">no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8cm" svg:y1="12.25cm" svg:x2="2.291cm" svg:y2="17.898cm" draw:start-shape="id1" draw:start-glue-point="5" svg:d="M4800 12250h-1505v5648h-1004" svg:viewBox="0 0 2510 5649">
          <text:p/>
        </draw:connector>
        <draw:custom-shape draw:style-name="gr6" draw:text-style-name="P2" xml:id="id4" draw:id="id4" draw:layer="layout" svg:width="5.3cm" svg:height="4.2cm" svg:x="0.6cm" svg:y="16cm">
          <text:p text:style-name="P1">max=Xi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55cm" svg:y1="15.9cm" svg:x2="14.65cm" svg:y2="12.7cm" draw:start-shape="id2" draw:start-glue-point="0" draw:end-shape="id3" draw:end-glue-point="6" svg:d="M12550 15900v-1599h2100v-1601" svg:viewBox="0 0 2101 3201">
          <text:p/>
        </draw:connector>
        <draw:custom-shape draw:style-name="gr7" draw:text-style-name="P2" xml:id="id2" draw:id="id2" draw:layer="layout" svg:width="4.7cm" svg:height="3.2cm" svg:x="10.2cm" svg:y="15.9cm">
          <text:p text:style-name="P1">i+=1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5.9cm" svg:y1="18.1cm" svg:x2="12.55cm" svg:y2="19.1cm" draw:start-shape="id4" draw:start-glue-point="1" draw:end-shape="id2" draw:end-glue-point="2" svg:d="M5900 18100h2150v1501h4500v-501" svg:viewBox="0 0 6651 1502">
          <text:p/>
        </draw:connector>
        <draw:custom-shape draw:style-name="gr9" draw:text-style-name="P2" xml:id="id3" draw:id="id3" draw:layer="layout" svg:width="3.9cm" svg:height="4.7cm" svg:x="12.7cm" svg:y="8cm">
          <text:p text:style-name="P1">If i&gt;x.lengt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4.6cm" svg:y1="8.1cm" svg:x2="7cm" svg:y2="8.3cm">
          <text:p/>
        </draw:line>
        <draw:custom-shape draw:style-name="gr5" draw:text-style-name="P2" draw:layer="layout" svg:width="2cm" svg:height="1.8cm" svg:x="12cm" svg:y="6.2cm">
          <text:p text:style-name="P1">no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3.098cm" svg:x1="16.6cm" svg:y1="10.35cm" svg:x2="15.7cm" svg:y2="24.6cm" draw:start-shape="id3" draw:start-glue-point="7" draw:end-shape="id5" draw:end-glue-point="1" svg:d="M16600 10350h3600v14250h-4500" svg:viewBox="0 0 4501 14251">
          <text:p/>
        </draw:connector>
        <draw:custom-shape draw:style-name="gr10" draw:text-style-name="P2" xml:id="id5" draw:id="id5" draw:layer="layout" svg:width="4.9cm" svg:height="2cm" svg:x="10.8cm" svg:y="23.6cm">
          <text:p text:style-name="P1">Print max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6cm" svg:height="2.1cm" draw:transform="rotate (0.0310668606854992) translate (2.169cm 10.239cm)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6cm" svg:height="2.1cm" draw:transform="rotate (0.0310668606854992) translate (16.669cm 8.039cm)">
          <text:p text:style-name="P1">y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11:00:23.918891979</meta:creation-date>
    <dc:date>2019-08-12T12:40:09.750305254</dc:date>
    <meta:editing-duration>PT8M24S</meta:editing-duration>
    <meta:editing-cycles>2</meta:editing-cycles>
    <meta:generator>LibreOffice/6.2.5.2$Linux_X86_64 LibreOffice_project/20$Build-2</meta:generator>
    <meta:document-statistic meta:object-count="17"/>
  </office:meta>
</office:document-meta>
</file>